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cording started at 2:04</text:p>
      <text:p text:style-name="Standard"/>
      <text:p text:style-name="Standard">Railroads drive a lot of industrial revolution.</text:p>
      <text:p text:style-name="Standard">In corporate structure all positions require specialization.</text:p>
      <text:p text:style-name="Standard">Competition from the perspective of a business can be destructive.</text:p>
      <text:p text:style-name="Standard">Competition cuts into profits, it effects negatively the price at which you sell things.</text:p>
      <text:p text:style-name="Standard">First way businesses try to coordinate, limit, and manage competition.</text:p>
      <text:p text:style-name="Standard">Businesses formed “pools”</text:p>
      <text:p text:style-name="Standard">Pools were informal agreements for sharing profits in a market.</text:p>
      <text:p text:style-name="Standard">Goal was to protect profits and property.</text:p>
      <text:p text:style-name="Standard">Trusts became the preferred way to do it.</text:p>
      <text:p text:style-name="Standard">Legally enforceable.</text:p>
      <text:p text:style-name="Standard">Different methods however.</text:p>
      <text:p text:style-name="Standard">Trading of shares between companies, so both make profit off each others business.</text:p>
      <text:p text:style-name="Standard">One company assumes control of a smaller business without having to buy the whole business.</text:p>
      <text:p text:style-name="Standard"/>
      <text:p text:style-name="Standard">Vertical integration:</text:p>
      <text:p text:style-name="Standard">Developed as a method to control the cost of production by bringing all aspects of production under the control of the company.</text:p>
      <text:p text:style-name="Standard">It was efficient but expensive.</text:p>
      <text:p text:style-name="Standard"/>
      <text:p text:style-name="Standard">Horizontal integration:</text:p>
      <text:p text:style-name="Standard">Buying out competitors.</text:p>
      <text:p text:style-name="Standard">Gaining control of your competitors so there aren't any.</text:p>
      <text:p text:style-name="Standard"/>
      <text:p text:style-name="Standard">James Buchanan Duke</text:p>
      <text:p text:style-name="Standard">Lead manufacturer of tobacco </text:p>
      <text:p text:style-name="Standard"/>
      <text:p text:style-name="Standard">In 1884 there was a sharp reduction in taxes on cigarettes. Created an elastic demand.</text:p>
      <text:p text:style-name="Standard">Elastic demand: the cheaper you sell a product the more it is bought.</text:p>
      <text:p text:style-name="Standard">Tried to transition company to manufacture cigarettes.</text:p>
      <text:p text:style-name="Standard"/>
      <text:p text:style-name="Standard">Bonsack rolling machine perfectly roll cigarettes.</text:p>
      <text:p text:style-name="Standard">James Duke leases 2, but that would make more cigarettes than all of America could smoke.</text:p>
      <text:p text:style-name="Standard"/>
      <text:p text:style-name="Standard">Sends representative on 19 month world tour.</text:p>
      <text:p text:style-name="Standard">Everywhere he goes, ask government officials, shopkeepers, private businesses if they'll sell our cigarettes. Come up with exclusive agreements.</text:p>
      <text:p text:style-name="Standard">Duke begins to create a global market for his cigarettes.</text:p>
      <text:p text:style-name="Standard">Realized domestic demand wasn't enough.</text:p>
      <text:p text:style-name="Standard">After a 19 month tour, 1885/1886, he is ready.</text:p>
      <text:p text:style-name="Standard">He makes a specific agreement with Bonsack company, we'll only roll cigarettes with your machine, tell people we use your machine, in exchange give us discount on machines.</text:p>
      <text:p text:style-name="Standard">This allows Duke to manufacture cigarettes cheaper than all of his competitors.</text:p>
      <text:p text:style-name="Standard">Moves company from North Carolina to New York.</text:p>
      <text:p text:style-name="Standard">In New York he has access to better financiers, better resources.</text:p>
      <text:p text:style-name="Standard">27 min notes</text:p>
      <text:p text:style-name="Standard">Begins national campaign, establishes sales forces in most major American cities. These salesmen go to drug stores, newspaper stands, etc. Will pay rent for retail space.</text:p>
      <text:p text:style-name="Standard"><text:soft-page-break/>In all these major cities, local sales forces introduce local marketing and advertising techniques</text:p>
      <text:p text:style-name="Standard">Uses local celebrities in advertising to increase demand.</text:p>
      <text:p text:style-name="Standard"/>
      <text:p text:style-name="Standard">By definition capitalism is anti-social and anti-human.</text:p>
      <text:p text:style-name="Standard"/>
      <text:p text:style-name="Standard"/>
      <text:p text:style-name="Standard">35 minute date</text:p>
      <text:p text:style-name="Standard">Produces 830m cigarettes every year</text:p>
      <text:p text:style-name="Standard">Annual profit of 400k</text:p>
      <text:p text:style-name="Standard"/>
      <text:p text:style-name="Standard">James Buchanan Duke creates American Tobacco company, bringing 4 next largest competitors under his control.</text:p>
      <text:p text:style-name="Standard">Builds special curing facilities for tobacco leaves.</text:p>
      <text:p text:style-name="Standard">In December 1924, Duke establishes an endowment 40 million dollars to a small school in Durham, Trinity college renames itself to Duke University.</text:p>
      <text:p text:style-name="Standard">When he dies, he gives another 67 million to the college, totaling to ~1 billion dollars today.</text:p>
      <text:p text:style-name="Standard"/>
      <text:p text:style-name="Standard">Courts and laws</text:p>
      <text:p text:style-name="Standard">Courts perceive their job to protect private property.</text:p>
      <text:p text:style-name="Standard">Courts, overtime, go from protecting the rights of private property to protecting the rights of the public.</text:p>
      <text:p text:style-name="Standard">In early stages of industrial revolution courts seem to prefer to protect public rights.</text:p>
      <text:p text:style-name="Standard">Later seem to protect private(big business) property.</text:p>
      <text:p text:style-name="Standard"/>
      <text:p text:style-name="Standard">44 min laws.</text:p>
      <text:p text:style-name="Standard"/>
      <text:p text:style-name="Standard"/>
      <text:p text:style-name="Standard"/>
      <text:p text:style-name="Standard">43 min: “This” = Campbell's nasty hot-dog casserole/soup-thing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othy Cayer</meta:initial-creator>
    <meta:creation-date>2018-02-14T13:54:43.25</meta:creation-date>
    <meta:generator>OpenOffice/4.1.3$Win32 OpenOffice.org_project/413m1$Build-9783</meta:generator>
    <dc:date>2018-02-15T17:26:53.67</dc:date>
    <dc:creator>Timothy Cayer</dc:creator>
    <meta:editing-duration>PT2H17M41S</meta:editing-duration>
    <meta:editing-cycles>20</meta:editing-cycles>
    <meta:document-statistic meta:table-count="0" meta:image-count="0" meta:object-count="0" meta:page-count="2" meta:paragraph-count="55" meta:word-count="521" meta:character-count="3368"/>
  </office:meta>
</office:document-meta>
</file>